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56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13.79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9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30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Лист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58" table:default-cell-style-name="Default"/>
        <table:table-row table:style-name="ro1"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20171.29" calcext:value-type="float">
            <text:p>120 171,29 <text:s text:c="2"/></text:p>
          </table:table-cell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20171.3" calcext:value-type="float">
            <text:p>120 171,3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551316.12" calcext:value-type="float">
            <text:p>551 316,12 <text:s text:c="2"/></text:p>
          </table:table-cell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551316.1" calcext:value-type="float">
            <text:p>551 316,1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972606.49" calcext:value-type="float">
            <text:p>972 606,49 <text:s text:c="2"/></text:p>
          </table:table-cell>
          <table:table-cell table:style-name="ce1" office:value-type="string" calcext:value-type="string">
            <text:p>гимназия № 2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972606.5" calcext:value-type="float">
            <text:p>972 606,5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126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97496.04" calcext:value-type="float">
            <text:p>397 496,04 <text:s text:c="2"/></text:p>
          </table:table-cell>
          <table:table-cell table:style-name="ce1" office:value-type="string" calcext:value-type="string">
            <text:p>МДОУ "Детский сад № 126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522462.62" calcext:value-type="float">
            <text:p>522 462,62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150"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3142.76" calcext:value-type="float">
            <text:p>3 142,76 <text:s text:c="2"/></text:p>
          </table:table-cell>
          <table:table-cell table:style-name="ce1" office:value-type="string" calcext:value-type="string">
            <text:p>МДОУ "Детский сад № 150"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1825.46" calcext:value-type="float">
            <text:p>1 825,46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20818.69" calcext:value-type="float">
            <text:p>120 818,69 <text:s text:c="2"/></text:p>
          </table:table-cell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20818.7" calcext:value-type="float">
            <text:p>120 818,7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479258.28" calcext:value-type="float">
            <text:p>479 258,28 <text:s text:c="2"/></text:p>
          </table:table-cell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479258.3" calcext:value-type="float">
            <text:p>479 258,3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605413.35" calcext:value-type="float">
            <text:p>605 413,35 <text:s text:c="2"/></text:p>
          </table:table-cell>
          <table:table-cell table:style-name="ce1" office:value-type="string" calcext:value-type="string">
            <text:p>МДОУ "Детский сад № 185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605413.4" calcext:value-type="float">
            <text:p>605 413,4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20"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3734.8" calcext:value-type="float">
            <text:p>3 734,8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205"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2551.33" calcext:value-type="float">
            <text:p>2 551,33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29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05018.96" calcext:value-type="float">
            <text:p>305 018,96 <text:s text:c="2"/></text:p>
          </table:table-cell>
          <table:table-cell table:style-name="ce1" office:value-type="string" calcext:value-type="string">
            <text:p>МДОУ "Детский сад № 29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05018.93" calcext:value-type="float">
            <text:p>305 018,93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 69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915331.74" calcext:value-type="float">
            <text:p>915 331,74 <text:s text:c="2"/></text:p>
          </table:table-cell>
          <table:table-cell table:style-name="ce1" office:value-type="string" calcext:value-type="string">
            <text:p>МДОУ "Детский сад № 69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915331.7" calcext:value-type="float">
            <text:p>915 331,70 <text:s text:c="2"/></text:p>
          </table:table-cell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ДОУ "Детский сад № 83"</text:p>
          </table:table-cell>
          <table:table-cell table:style-name="ce1" office:value-type="string" calcext:value-type="string">
            <text:p>852</text:p>
          </table:table-cell>
          <table:table-cell table:style-name="ce2" office:value-type="float" office:value="25" calcext:value-type="float">
            <text:p>25,0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105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3925.08" calcext:value-type="float">
            <text:p>3 925,08 <text:s text:c="2"/></text:p>
          </table:table-cell>
          <table:table-cell table:style-name="ce1" office:value-type="string" calcext:value-type="string">
            <text:p>МДОУ "Детский сад №105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3925" calcext:value-type="float">
            <text:p>3 925,0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184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03279.11" calcext:value-type="float">
            <text:p>303 279,11 <text:s text:c="2"/></text:p>
          </table:table-cell>
          <table:table-cell table:style-name="ce1" office:value-type="string" calcext:value-type="string">
            <text:p>МДОУ "Детский сад №184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03529.11" calcext:value-type="float">
            <text:p>303 529,11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204"</text:p>
          </table:table-cell>
          <table:table-cell table:style-name="ce1" office:value-type="string" calcext:value-type="string">
            <text:p>852</text:p>
          </table:table-cell>
          <table:table-cell table:style-name="ce2" office:value-type="float" office:value="305.38" calcext:value-type="float">
            <text:p>305,38 <text:s text:c="2"/></text:p>
          </table:table-cell>
          <table:table-cell table:style-name="ce1" office:value-type="string" calcext:value-type="string">
            <text:p>МДОУ "Детский сад №204"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305.38" calcext:value-type="float">
            <text:p>305,38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395082.88" calcext:value-type="float">
            <text:p>395 082,88 <text:s text:c="2"/></text:p>
          </table:table-cell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395082.9" calcext:value-type="float">
            <text:p>395 082,9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610517.34" calcext:value-type="float">
            <text:p>610 517,34 <text:s text:c="2"/></text:p>
          </table:table-cell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610517.36" calcext:value-type="float">
            <text:p>610 517,36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1057575.97" calcext:value-type="float">
            <text:p>1 057 575,97 <text:s text:c="2"/></text:p>
          </table:table-cell>
          <table:table-cell table:style-name="ce1" office:value-type="string" calcext:value-type="string">
            <text:p>МДОУ "Детский сад №227"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1057576.97" calcext:value-type="float">
            <text:p>1 057 576,97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112</text:p>
          </table:table-cell>
          <table:table-cell table:style-name="ce2" office:value-type="float" office:value="300" calcext:value-type="float">
            <text:p>300,0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31154.8" calcext:value-type="float">
            <text:p>31 154,8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38958" calcext:value-type="float">
            <text:p>38 958,0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68857.15" calcext:value-type="float">
            <text:p>68 857,15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851</text:p>
          </table:table-cell>
          <table:table-cell table:style-name="ce2" office:value-type="float" office:value="122300" calcext:value-type="float">
            <text:p>122 300,0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80636.75" calcext:value-type="float">
            <text:p>380 636,75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04»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636055.19" calcext:value-type="float">
            <text:p>636 055,19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75»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5651.5" calcext:value-type="float">
            <text:p>5 651,50 <text:s text:c="2"/></text:p>
          </table:table-cell>
          <table:table-cell table:style-name="ce1" office:value-type="string" calcext:value-type="string">
            <text:p>МДОУ «Детский сад № 175»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5561.5" calcext:value-type="float">
            <text:p>5 561,5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91»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11076" calcext:value-type="float">
            <text:p>11 076,0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91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52251.39" calcext:value-type="float">
            <text:p>52 251,39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91»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90220.94" calcext:value-type="float">
            <text:p>90 220,94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191»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48809.45" calcext:value-type="float">
            <text:p>148 809,45 <text:s text:c="2"/></text:p>
          </table:table-cell>
          <table:table-cell table:style-name="ce1" office:value-type="string" calcext:value-type="string">
            <text:p>МДОУ «Детский сад № 191»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26909.19" calcext:value-type="float">
            <text:p>26 909,19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221»</text:p>
          </table:table-cell>
          <table:table-cell table:style-name="ce1" office:value-type="string" calcext:value-type="string">
            <text:p>852</text:p>
          </table:table-cell>
          <table:table-cell table:style-name="ce2" office:value-type="float" office:value="431.95" calcext:value-type="float">
            <text:p>431,95 <text:s text:c="2"/></text:p>
          </table:table-cell>
          <table:table-cell table:style-name="ce1" office:value-type="string" calcext:value-type="string">
            <text:p>МДОУ «Детский сад № 221»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431.95" calcext:value-type="float">
            <text:p>431,95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221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700145.55" calcext:value-type="float">
            <text:p>700 145,55 <text:s text:c="2"/></text:p>
          </table:table-cell>
          <table:table-cell table:style-name="ce1" office:value-type="string" calcext:value-type="string">
            <text:p>МДОУ «Детский сад № 221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709637.04" calcext:value-type="float">
            <text:p>709 637,04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31»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61235.46" calcext:value-type="float">
            <text:p>61 235,46 <text:s text:c="2"/></text:p>
          </table:table-cell>
          <table:table-cell table:style-name="ce1" office:value-type="string" calcext:value-type="string">
            <text:p>МДОУ «Детский сад № 31»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61235.46" calcext:value-type="float">
            <text:p>61 235,46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«Детский сад № 32»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733669.08" calcext:value-type="float">
            <text:p>733 669,08 <text:s text:c="2"/></text:p>
          </table:table-cell>
          <table:table-cell table:style-name="ce1" office:value-type="string" calcext:value-type="string">
            <text:p>МДОУ «Детский сад № 32»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731850.08" calcext:value-type="float">
            <text:p>731 850,08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 62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881.73" calcext:value-type="float">
            <text:p>1 881,73 <text:s text:c="2"/></text:p>
          </table:table-cell>
          <table:table-cell table:style-name="ce1" office:value-type="string" calcext:value-type="string">
            <text:p>МДОУ детский сад № 62</text:p>
          </table:table-cell>
          <table:table-cell table:style-name="ce1" office:value-type="string" calcext:value-type="string">
            <text:p>851</text:p>
          </table:table-cell>
          <table:table-cell table:style-name="ce2" office:value-type="float" office:value="83752" calcext:value-type="float">
            <text:p>83 752,0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 62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3872.25" calcext:value-type="float">
            <text:p>3 872,25 <text:s text:c="2"/></text:p>
          </table:table-cell>
          <table:table-cell table:style-name="ce1" office:value-type="string" calcext:value-type="string">
            <text:p>МДОУ детский сад № 62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485904.58" calcext:value-type="float">
            <text:p>485 904,58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 62</text:p>
          </table:table-cell>
          <table:table-cell table:style-name="ce1" office:value-type="string" calcext:value-type="string">
            <text:p>851</text:p>
          </table:table-cell>
          <table:table-cell table:style-name="ce2" office:value-type="float" office:value="123046.35" calcext:value-type="float">
            <text:p>123 046,35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ДОУ детский сад № 87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86303.11" calcext:value-type="float">
            <text:p>86 303,11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236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2450" calcext:value-type="float">
            <text:p>2 450,00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236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244357.44" calcext:value-type="float">
            <text:p>244 357,44 <text:s text:c="2"/></text:p>
          </table:table-cell>
          <table:table-cell table:style-name="ce1" office:value-type="string" calcext:value-type="string">
            <text:p>МДОУ детский сад №236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244357.4" calcext:value-type="float">
            <text:p>244 357,4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ДОУ детский сад №236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489275.62" calcext:value-type="float">
            <text:p>489 275,62 <text:s text:c="2"/></text:p>
          </table:table-cell>
          <table:table-cell table:style-name="ce1" office:value-type="string" calcext:value-type="string">
            <text:p>МДОУ детский сад №236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491725.62" calcext:value-type="float">
            <text:p>491 725,62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ОУ ДО "МУЦ Красноперекопского района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3023078.6" calcext:value-type="float">
            <text:p>3 023 078,60 <text:s text:c="2"/></text:p>
          </table:table-cell>
          <table:table-cell table:style-name="ce1" office:value-type="string" calcext:value-type="string">
            <text:p>МОУ ДО "МУЦ Красноперекопского района"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077.5" calcext:value-type="float">
            <text:p>1 077,5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ОУ ДО Станция туризма «Абрис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423.55" calcext:value-type="float">
            <text:p>423,55 <text:s text:c="2"/></text:p>
          </table:table-cell>
          <table:table-cell table:style-name="ce1" office:value-type="string" calcext:value-type="string">
            <text:p>МОУ ДО Станция туризма «Абрис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14800" calcext:value-type="float">
            <text:p>14 800,0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ОУ Санаторно-лесная школа им В.И.Шарова</text:p>
          </table:table-cell>
          <table:table-cell table:style-name="ce1" office:value-type="string" calcext:value-type="string">
            <text:p>831</text:p>
          </table:table-cell>
          <table:table-cell table:style-name="ce2" office:value-type="float" office:value="500" calcext:value-type="float">
            <text:p>500,00 <text:s text:c="2"/></text:p>
          </table:table-cell>
          <table:table-cell table:style-name="ce1" office:value-type="string" calcext:value-type="string">
            <text:p>МОУ КОЦ «ЛАД»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601502.8" calcext:value-type="float">
            <text:p>601 502,80 <text:s text:c="2"/></text:p>
          </table:table-cell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ОУ Санаторно-лесная школа им В.И.Шарова</text:p>
          </table:table-cell>
          <table:table-cell table:style-name="ce1" office:value-type="string" calcext:value-type="string">
            <text:p>323</text:p>
          </table:table-cell>
          <table:table-cell table:style-name="ce2" office:value-type="float" office:value="11000" calcext:value-type="float">
            <text:p>11 000,00 <text:s text:c="2"/></text:p>
          </table:table-cell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ОУ Санаторно-лесная школа им В.И.Шарова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28400" calcext:value-type="float">
            <text:p>28 400,00 <text:s text:c="2"/></text:p>
          </table:table-cell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ОУ Санаторно-лесная школа им В.И.Шарова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72480" calcext:value-type="float">
            <text:p>72 480,00 <text:s text:c="2"/></text:p>
          </table:table-cell>
          <table:table-cell table:number-columns-repeated="58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МОУ Санаторно-лесная школа им В.И.Шарова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240000" calcext:value-type="float">
            <text:p>240 000,0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ОУ СОШ № 62</text:p>
          </table:table-cell>
          <table:table-cell table:style-name="ce1" office:value-type="string" calcext:value-type="string">
            <text:p>851</text:p>
          </table:table-cell>
          <table:table-cell table:style-name="ce2" office:value-type="float" office:value="6741.14" calcext:value-type="float">
            <text:p>6 741,14 <text:s text:c="2"/></text:p>
          </table:table-cell>
          <table:table-cell table:style-name="ce1" office:value-type="string" calcext:value-type="string">
            <text:p>МОУ СОШ № 62</text:p>
          </table:table-cell>
          <table:table-cell table:style-name="ce1" office:value-type="string" calcext:value-type="string">
            <text:p>851</text:p>
          </table:table-cell>
          <table:table-cell table:style-name="ce2" office:value-type="float" office:value="22025.68" calcext:value-type="float">
            <text:p>22 025,68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МОУ СОШ № 62</text:p>
          </table:table-cell>
          <table:table-cell table:style-name="ce1" office:value-type="string" calcext:value-type="string">
            <text:p>853</text:p>
          </table:table-cell>
          <table:table-cell table:style-name="ce2" office:value-type="float" office:value="15284.54" calcext:value-type="float">
            <text:p>15 284,54 <text:s text:c="2"/></text:p>
          </table:table-cell>
          <table:table-cell table:style-name="ce1" table:number-columns-repeated="2"/>
          <table:table-cell table:style-name="ce2"/>
          <table:table-cell table:number-columns-repeated="58"/>
        </table:table-row>
        <table:table-row table:style-name="ro1">
          <table:table-cell table:style-name="ce1" office:value-type="string" calcext:value-type="string">
            <text:p>Начальная школа-детский сад № 115</text:p>
          </table:table-cell>
          <table:table-cell table:style-name="ce1" office:value-type="string" calcext:value-type="string">
            <text:p>321</text:p>
          </table:table-cell>
          <table:table-cell table:style-name="ce2" office:value-type="float" office:value="7815.6" calcext:value-type="float">
            <text:p>7 815,60 <text:s text:c="2"/></text:p>
          </table:table-cell>
          <table:table-cell table:style-name="ce1" office:value-type="string" calcext:value-type="string">
            <text:p>Начальная школа-детский сад № 115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7815.6" calcext:value-type="float">
            <text:p>7 815,6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ОСШ № 96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5031571.94" calcext:value-type="float">
            <text:p>5 031 571,94 <text:s text:c="2"/></text:p>
          </table:table-cell>
          <table:table-cell table:style-name="ce1" office:value-type="string" calcext:value-type="string">
            <text:p>ОСШ № 96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2136.79" calcext:value-type="float">
            <text:p>12 136,79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33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4287546.66" calcext:value-type="float">
            <text:p>4 287 546,66 <text:s text:c="2"/></text:p>
          </table:table-cell>
          <table:table-cell table:style-name="ce1" office:value-type="string" calcext:value-type="string">
            <text:p>средняя школа № 33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187666.58" calcext:value-type="float">
            <text:p>187 666,58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29492.77" calcext:value-type="float">
            <text:p>29 492,77 <text:s text:c="2"/></text:p>
          </table:table-cell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244</text:p>
          </table:table-cell>
          <table:table-cell table:style-name="ce2" office:value-type="float" office:value="29492.76" calcext:value-type="float">
            <text:p>29 492,76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164158.26" calcext:value-type="float">
            <text:p>164 158,26 <text:s text:c="2"/></text:p>
          </table:table-cell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164165.26" calcext:value-type="float">
            <text:p>164 165,26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250695.05" calcext:value-type="float">
            <text:p>250 695,05 <text:s text:c="2"/></text:p>
          </table:table-cell>
          <table:table-cell table:style-name="ce1" office:value-type="string" calcext:value-type="string">
            <text:p>средняя школа № 47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150695.05" calcext:value-type="float">
            <text:p>150 695,05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52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1288444.07" calcext:value-type="float">
            <text:p>1 288 444,07 <text:s text:c="2"/></text:p>
          </table:table-cell>
          <table:table-cell table:style-name="ce1" office:value-type="string" calcext:value-type="string">
            <text:p>средняя школа № 52</text:p>
          </table:table-cell>
          <table:table-cell table:style-name="ce1" office:value-type="string" calcext:value-type="string">
            <text:p>111</text:p>
          </table:table-cell>
          <table:table-cell table:style-name="ce2" office:value-type="float" office:value="1292254.07" calcext:value-type="float">
            <text:p>1 292 254,07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52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1878450.59" calcext:value-type="float">
            <text:p>1 878 450,59 <text:s text:c="2"/></text:p>
          </table:table-cell>
          <table:table-cell table:style-name="ce1" office:value-type="string" calcext:value-type="string">
            <text:p>средняя школа № 52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1916897.8" calcext:value-type="float">
            <text:p>1 916 897,80 <text:s text:c="2"/>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средняя школа № 67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99612.36" calcext:value-type="float">
            <text:p>399 612,36 <text:s text:c="2"/></text:p>
          </table:table-cell>
          <table:table-cell table:style-name="ce1" office:value-type="string" calcext:value-type="string">
            <text:p>средняя школа № 67</text:p>
          </table:table-cell>
          <table:table-cell table:style-name="ce1" office:value-type="string" calcext:value-type="string">
            <text:p>119</text:p>
          </table:table-cell>
          <table:table-cell table:style-name="ce2" office:value-type="float" office:value="384420.98" calcext:value-type="float">
            <text:p>384 420,98 <text:s text:c="2"/>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9" style:display-name="PageStyle_Лист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0-08-25T09:11:36</dc:date>
    <meta:generator>LibreOffice/6.4.4.2$Linux_X86_64 LibreOffice_project/40$Build-2</meta:generator>
    <meta:document-statistic meta:table-count="1" meta:cell-count="2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